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95cm" svg:height="9.015cm" svg:x="5.036cm" svg:y="5.9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4:00.152000000</meta:creation-date>
    <dc:date>2017-02-16T16:05:31.058000000</dc:date>
    <meta:editing-duration>PT1M31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" xlink:type="simple" chart:class="chart:line" chart:style-name="ch1">
        <chart:title svg:x="7.301cm" svg:y="0.315cm" chart:style-name="ch2">
          <text:p>Annaul Revenue</text:p>
        </chart:title>
        <chart:legend svg:x="13.879cm" svg:y="3.295cm" style:legend-expansion="custom" chartooo:width="3.304cm" chartooo:height="1.88cm" style:legend-expansion-aspect-ratio="1.75744680851064" chart:style-name="ch3"/>
        <chart:plot-area chart:style-name="ch4" chart:data-source-has-labels="both" svg:x="3.747cm" svg:y="1.242cm" svg:width="9.92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8.107cm" svg:y="8.138cm" chart:style-name="ch6">
              <text:p>Quarter</text:p>
            </chart:title>
            <chart:categories table:cell-range-address="local-table.$B$1:.$E$1"/>
          </chart:axis>
          <chart:axis chart:dimension="y" chart:name="primary-y" chart:style-name="ch7">
            <chart:title svg:x="2.88cm" svg:y="5.464cm" chart:style-name="ch8">
              <text:p>Income (Ft)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series chart:style-name="ch13" chart:values-cell-range-address="local-table.$B$5:.$E$5" chart:label-cell-address="local-table.$A$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